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6.5pt" style:font-size-asian="16.5pt" style:font-size-complex="16.5pt"/>
    </style:style>
    <style:style style:name="Sect1" style:family="section">
      <style:section-properties text:dont-balance-text-columns="true" style:editable="false">
        <style:columns fo:column-count="3">
          <style:column style:rel-width="21117*" fo:start-indent="0in" fo:end-indent="0.25in"/>
          <style:column style:rel-width="23304*" fo:start-indent="0.25in" fo:end-indent="0.25in"/>
          <style:column style:rel-width="21114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_</text:span></text:p>
      <text:p text:style-name="Standard"><text:span text:style-name="T1">why</text:span></text:p>
      <text:p text:style-name="Standard"><text:span text:style-name="T1">the</text:span></text:p>
      <text:p text:style-name="Standard"><text:span text:style-name="T1">lucky</text:span></text:p>
      <text:p text:style-name="Standard"><text:span text:style-name="T1">stiff</text:span></text:p>
      <text:p text:style-name="Standard"><text:span text:style-name="T2">printer spool, 2013</text:span></text:p>
      <text:section text:style-name="Sect1" text:name="TextSection">
        <text:p text:style-name="P2"><text:span text:style-name="T3">* TEST</text:span></text:p>
        <text:p text:style-name="P1"><text:span text:style-name="T3">* IDEAS</text:span></text:p>
        <text:p text:style-name="P1"><text:span text:style-name="T3">* NOTES</text:span></text:p>
        <text:p text:style-name="P1"><text:span text:style-name="T3">* YOU</text:span></text:p>
        <text:p text:style-name="P1"><text:span text:style-name="T3">* DESOLEE</text:span></text:p>
        <text:p text:style-name="P1"><text:span text:style-name="T3">* TRUMPETS</text:span></text:p>
        <text:p text:style-name="P1"><text:span text:style-name="T3">* SOLICIT</text:span></text:p>
        <text:p text:style-name="P1"><text:span text:style-name="T3">* CAPRICE</text:span></text:p>
        <text:p text:style-name="P1"><text:span text:style-name="T3">* HOMEWORK</text:span></text:p>
        <text:p text:style-name="P1"><text:span text:style-name="T3">* PRESENTLY</text:span></text:p>
        <text:p text:style-name="P1"><text:span text:style-name="T3">* LEVELS</text:span></text:p>
        <text:p text:style-name="P1"><text:span text:style-name="T3">------------</text:span></text:p>
        <text:p text:style-name="P1"><text:span text:style-name="T3">* DISCLAIMER</text:span></text:p>
        <text:p text:style-name="P1"><text:span text:style-name="T3">* URGENTLY</text:span></text:p>
        <text:p text:style-name="P1"><text:span text:style-name="T3">* JERKS</text:span></text:p>
        <text:p text:style-name="P1"><text:span text:style-name="T3">* BRICKS</text:span></text:p>
        <text:p text:style-name="P1"><text:span text:style-name="T3">* EXPERTS</text:span></text:p>
        <text:p text:style-name="P1"><text:span text:style-name="T3">* WHATSUPDOC</text:span></text:p>
        <text:p text:style-name="P1"><text:span text:style-name="T3">* PIRATEO</text:span></text:p>
        <text:p text:style-name="P1"><text:span text:style-name="T3">* NOTHIN</text:span></text:p>
        <text:p text:style-name="P1"><text:span text:style-name="T3">* TRIALS</text:span></text:p>
        <text:p text:style-name="P1"><text:soft-page-break/><text:span text:style-name="T3">* READING</text:span></text:p>
        <text:p text:style-name="P1"><text:span text:style-name="T3">* BURN</text:span></text:p>
        <text:p text:style-name="P1"><text:span text:style-name="T3">* YOUGETIT</text:span></text:p>
        <text:p text:style-name="P1"><text:span text:style-name="T3">* EYES</text:span></text:p>
        <text:p text:style-name="P1"><text:span text:style-name="T3">* FAREWELL</text:span></text:p>
        <text:p text:style-name="P1"><text:span text:style-name="T3">* FIRELESS</text:span></text:p>
        <text:p text:style-name="P1"><text:span text:style-name="T3">* TORN</text:span></text:p>
        <text:p text:style-name="P1"><text:span text:style-name="T3">* AMANDA</text:span></text:p>
        <text:p text:style-name="P1"><text:span text:style-name="T3">* REVERSE</text:span></text:p>
        <text:p text:style-name="P1"><text:span text:style-name="T3">* LOOKUP</text:span></text:p>
        <text:p text:style-name="P1"><text:span text:style-name="T3">* FLIPPED</text:span></text:p>
        <text:p text:style-name="P1"><text:span text:style-name="T3">* SENSORED</text:span></text:p>
        <text:p text:style-name="P1"><text:span text:style-name="T3">* IMPERSON</text:span></text:p>
        <text:p text:style-name="P1"><text:span text:style-name="T3">* BIBLICAL</text:span></text:p>
        <text:p text:style-name="P1"><text:span text:style-name="T3">* ACCIDENT</text:span></text:p>
        <text:p text:style-name="P1"><text:span text:style-name="T3">* FORGIVABLE</text:span></text:p>
        <text:p text:style-name="P1"><text:span text:style-name="T3">* UNBOUND</text:span></text:p>
        <text:p text:style-name="P1"><text:span text:style-name="T3">* PEANUTS</text:span></text:p>
        <text:p text:style-name="P1"><text:span text:style-name="T3">* ELEVENTH</text:span></text:p>
        <text:p text:style-name="P1"><text:span text:style-name="T3">* THEFT</text:span></text:p>
        <text:p text:style-name="P1"><text:span text:style-name="T3">* RELATED</text:span></text:p>
        <text:p text:style-name="P1"><text:soft-page-break/><text:span text:style-name="T3">* REALITY</text:span></text:p>
        <text:p text:style-name="P1"><text:span text:style-name="T3">* OUTRAGE</text:span></text:p>
        <text:p text:style-name="P1"><text:span text:style-name="T3">* ITISUS</text:span></text:p>
        <text:p text:style-name="P1"><text:span text:style-name="T3">* JUXT</text:span></text:p>
        <text:p text:style-name="P1"><text:span text:style-name="T3">* CORRUPTION</text:span></text:p>
        <text:p text:style-name="P1"><text:span text:style-name="T3">* FRIGHTS</text:span></text:p>
        <text:p text:style-name="P1"><text:span text:style-name="T3">* FIGHTS</text:span></text:p>
        <text:p text:style-name="P1"><text:span text:style-name="T3">* LEAPS</text:span></text:p>
        <text:p text:style-name="P1"><text:span text:style-name="T3">* STINKS</text:span></text:p>
        <text:p text:style-name="P1"><text:span text:style-name="T3">* GAIMAN</text:span></text:p>
        <text:p text:style-name="P1"><text:span text:style-name="T3">* ACCOUNTS</text:span></text:p>
        <text:p text:style-name="P1"><text:span text:style-name="T3">* RECEIPT</text:span></text:p>
        <text:p text:style-name="P1"><text:span text:style-name="T3">* SEAWATER</text:span></text:p>
        <text:p text:style-name="P1"><text:span text:style-name="T3">* HELLOYES</text:span></text:p>
        <text:p text:style-name="P1"><text:span text:style-name="T3">* SACRED</text:span></text:p>
        <text:p text:style-name="P1"><text:span text:style-name="T3">* CLOWNS</text:span></text:p>
        <text:p text:style-name="P1"><text:span text:style-name="T3">* BLANK</text:span></text:p>
        <text:p text:style-name="P1"><text:span text:style-name="T3">* HO</text:span></text:p>
        <text:p text:style-name="P1"><text:span text:style-name="T3">* GINGERBREAD</text:span></text:p>
        <text:p text:style-name="P1"><text:span text:style-name="T3">* PROFESSORS</text:span></text:p>
        <text:p text:style-name="P1"><text:span text:style-name="T3">* OBVIOUS</text:span></text:p>
        <text:p text:style-name="P1"><text:soft-page-break/><text:span text:style-name="T3">* MEANING</text:span></text:p>
        <text:p text:style-name="P1"><text:span text:style-name="T3">* LOGICAL</text:span></text:p>
        <text:p text:style-name="P1"><text:span text:style-name="T3">* REASON</text:span></text:p>
        <text:p text:style-name="P1"><text:span text:style-name="T3">* BOOMS</text:span></text:p>
        <text:p text:style-name="P1"><text:span text:style-name="T3">* BUSTS</text:span></text:p>
        <text:p text:style-name="P1"><text:span text:style-name="T3">* CONFLICTING</text:span></text:p>
        <text:p text:style-name="P1"><text:span text:style-name="T3">* PASSAGES</text:span></text:p>
        <text:p text:style-name="P1"><text:span text:style-name="T3">* IDOLATRY</text:span></text:p>
        <text:p text:style-name="P1"><text:span text:style-name="T3">* TABLETS</text:span></text:p>
        <text:p text:style-name="P1"><text:span text:style-name="T3">* MIMICS</text:span></text:p>
        <text:p text:style-name="P1"><text:span text:style-name="T3">* HOLES</text:span></text:p>
        <text:p text:style-name="P1"><text:span text:style-name="T3">* WELLWELL</text:span></text:p>
        <text:p text:style-name="P1"><text:span text:style-name="T3">* TRESMAL</text:span></text:p>
        <text:p text:style-name="P1"><text:span text:style-name="T3">* KIDS</text:span></text:p>
        <text:p text:style-name="P1"><text:span text:style-name="T3">* HERBERT</text:span></text:p>
        <text:p text:style-name="P1"><text:span text:style-name="T3">* POULET</text:span></text:p>
        <text:p text:style-name="P1"><text:span text:style-name="T3">* RIP</text:span></text:p>
        <text:p text:style-name="P1"><text:span text:style-name="T3">* PITHY</text:span></text:p>
        <text:p text:style-name="P1"><text:span text:style-name="T3">* STACKS</text:span></text:p>
        <text:p text:style-name="P1"><text:span text:style-name="T3">* MOLDED</text:span></text:p>
        <text:p text:style-name="P1"><text:span text:style-name="T3">* SPAWN</text:span></text:p>
        <text:p text:style-name="P1"><text:soft-page-break/><text:span text:style-name="T3">* MISSING</text:span></text:p>
        <text:p text:style-name="P1"><text:span text:style-name="T3">* DELIRIUM</text:span></text:p>
        <text:p text:style-name="P1"><text:span text:style-name="T3">* TIGHT</text:span></text:p>
        <text:p text:style-name="P1"><text:span text:style-name="T3">* ATTEMPT</text:span></text:p>
        <text:p text:style-name="P1"><text:span text:style-name="T3">* FOOLS</text:span></text:p>
        <text:p text:style-name="P1"><text:span text:style-name="T3">* NO</text:span></text:p>
        <text:p text:style-name="P1"><text:span text:style-name="T3">* FALLEN</text:span></text:p>
        <text:p text:style-name="P1"><text:span text:style-name="T3">* INVESTMENT</text:span></text:p>
        <text:p text:style-name="P1"><text:span text:style-name="T3">* RESPONSIBLE</text:span></text:p>
        <text:p text:style-name="P1"><text:span text:style-name="T3">* AWAKEN</text:span></text:p>
        <text:p text:style-name="P1"><text:span text:style-name="T3">* SPENT</text:span></text:p>
        <text:p text:style-name="P1"><text:span text:style-name="T3">* NOTYE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urier New" fo:font-size="26pt" fo:language="en" fo:country="none" style:letter-kerning="false" style:font-name-asian="Courier New1" style:font-size-asian="26pt" style:language-asian="zh" style:country-asian="CN" style:font-name-complex="Courier New1" style:font-size-complex="2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ourier New" fo:font-size="26pt" fo:language="en" fo:country="none" style:letter-kerning="false" style:font-name-asian="Courier New1" style:font-size-asian="26pt" style:language-asian="zh" style:country-asian="CN" style:font-name-complex="Courier New1" style:font-size-complex="2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15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2" meta:word-count="199" meta:character-count="869" meta:non-whitespace-character-count="772"/>
    <meta:generator>LibreOfficeDev/6.0.5.2$Linux_X86_64 LibreOffice_project/</meta:generator>
  </office:meta>
</office:document-meta>
</file>